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ackground-color="#fff9a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#87d1d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5mm" svg:height="90.04mm" svg:x="166.19mm" svg:y="18.86mm">
            <draw:object draw:notify-on-update-of-ranges="Sheet1.A2:Sheet1.A11 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malas</text:p>
          </table:table-cell>
          <table:table-cell table:number-columns-repeated="4"/>
          <table:table-cell office:value-type="string" calcext:value-type="string">
            <text:p>CONOCIMIENTO</text:p>
          </table:table-cell>
        </table:table-row>
        <table:table-row table:style-name="ro1">
          <table:table-cell office:value-type="string" calcext:value-type="string">
            <text:p>15.48344918499788 </text:p>
          </table:table-cell>
          <table:table-cell office:value-type="float" office:value="6134" calcext:value-type="float">
            <text:p>6134</text:p>
          </table:table-cell>
          <table:table-cell office:value-type="float" office:value="3866" calcext:value-type="float">
            <text:p>3866</text:p>
          </table:table-cell>
          <table:table-cell/>
          <table:table-cell table:formula="of:=[.B2]+[.C2]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EL 61% DE LAS VECES GENERA UN SUDOKU CORRECTAMENTE</text:p>
          </table:table-cell>
        </table:table-row>
        <table:table-row table:style-name="ro1">
          <table:table-cell office:value-type="string" calcext:value-type="string">
            <text:p>16.276356231996033 </text:p>
          </table:table-cell>
          <table:table-cell office:value-type="float" office:value="6129" calcext:value-type="float">
            <text:p>6129</text:p>
          </table:table-cell>
          <table:table-cell office:value-type="float" office:value="3871" calcext:value-type="float">
            <text:p>3871</text:p>
          </table:table-cell>
          <table:table-cell/>
          <table:table-cell table:formula="of:=[.B3]+[.C3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13244830998883 </text:p>
          </table:table-cell>
          <table:table-cell office:value-type="float" office:value="6168" calcext:value-type="float">
            <text:p>6168</text:p>
          </table:table-cell>
          <table:table-cell office:value-type="float" office:value="3832" calcext:value-type="float">
            <text:p>3832</text:p>
          </table:table-cell>
          <table:table-cell/>
          <table:table-cell table:formula="of:=[.B4]+[.C4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61485858004016 </text:p>
          </table:table-cell>
          <table:table-cell office:value-type="float" office:value="6104" calcext:value-type="float">
            <text:p>6104</text:p>
          </table:table-cell>
          <table:table-cell office:value-type="float" office:value="3896" calcext:value-type="float">
            <text:p>3896</text:p>
          </table:table-cell>
          <table:table-cell/>
          <table:table-cell table:formula="of:=[.B5]+[.C5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441232327000762 </text:p>
          </table:table-cell>
          <table:table-cell office:value-type="float" office:value="6080" calcext:value-type="float">
            <text:p>608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B6]+[.C6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596748285002832 </text:p>
          </table:table-cell>
          <table:table-cell office:value-type="float" office:value="6155" calcext:value-type="float">
            <text:p>6155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B7]+[.C7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447782077004376 </text:p>
          </table:table-cell>
          <table:table-cell office:value-type="float" office:value="6102" calcext:value-type="float">
            <text:p>610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B8]+[.C8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142762262999895 </text:p>
          </table:table-cell>
          <table:table-cell office:value-type="float" office:value="6225" calcext:value-type="float">
            <text:p>6225</text:p>
          </table:table-cell>
          <table:table-cell office:value-type="float" office:value="3775" calcext:value-type="float">
            <text:p>3775</text:p>
          </table:table-cell>
          <table:table-cell/>
          <table:table-cell table:formula="of:=[.B9]+[.C9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367987215002358 </text:p>
          </table:table-cell>
          <table:table-cell office:value-type="float" office:value="6193" calcext:value-type="float">
            <text:p>6193</text:p>
          </table:table-cell>
          <table:table-cell office:value-type="float" office:value="3807" calcext:value-type="float">
            <text:p>3807</text:p>
          </table:table-cell>
          <table:table-cell/>
          <table:table-cell table:formula="of:=[.B10]+[.C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228217750998738 </text:p>
          </table:table-cell>
          <table:table-cell office:value-type="float" office:value="6226" calcext:value-type="float">
            <text:p>6226</text:p>
          </table:table-cell>
          <table:table-cell office:value-type="float" office:value="3774" calcext:value-type="float">
            <text:p>3774</text:p>
          </table:table-cell>
          <table:table-cell/>
          <table:table-cell table:formula="of:=[.B11]+[.C11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AVERAGE([.B2:.B11])" office:value-type="float" office:value="6151.6" calcext:value-type="float">
            <text:p>6151,6</text:p>
          </table:table-cell>
          <table:table-cell table:formula="of:=AVERAGE([.C2:.C11])" office:value-type="float" office:value="3848.4" calcext:value-type="float">
            <text:p>3848,4</text:p>
          </table:table-cell>
          <table:table-cell/>
          <table:table-cell table:formula="of:=AVERAGE([.E2:.E11])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table:formula="of:=[.B13]/[.E13]" office:value-type="percentage" office:value="0.61516" calcext:value-type="percentage">
            <text:p>61,52%</text:p>
          </table:table-cell>
          <table:table-cell table:style-name="ce1" table:formula="of:=[.C13]/[.E13]" office:value-type="percentage" office:value="0.38484" calcext:value-type="percentage">
            <text:p>38,48%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Default"/>
        <table:table-column table:style-name="co1" table:default-cell-style-name="ce4"/>
        <table:table-column table:style-name="co2" table:number-columns-repeated="2" table:default-cell-style-name="ce4"/>
        <table:table-column table:style-name="co2" table:default-cell-style-name="Default"/>
        <table:table-column table:style-name="co1" table:default-cell-style-name="ce5"/>
        <table:table-column table:style-name="co2" table:number-columns-repeated="2" table:default-cell-style-name="ce5"/>
        <table:table-row table:style-name="ro1">
          <table:table-cell office:value-type="string" calcext:value-type="string">
            <text:p>generate2.py </text:p>
          </table:table-cell>
          <table:table-cell table:number-columns-repeated="3"/>
          <table:table-cell office:value-type="string" calcext:value-type="string">
            <text:p>generate_sudoku.py </text:p>
          </table:table-cell>
          <table:table-cell table:number-columns-repeated="3"/>
          <table:table-cell office:value-type="string" calcext:value-type="string">
            <text:p>generate_sudoku_refactor.py </text:p>
          </table:table-cell>
          <table:table-cell table:number-columns-repeated="2"/>
        </table:table-row>
        <table:table-row table:style-name="ro1">
          <table:table-cell office:value-type="float" office:value="5.68760728999996" calcext:value-type="float">
            <text:p>5,68760728999996</text:p>
          </table:table-cell>
          <table:table-cell office:value-type="float" office:value="881" calcext:value-type="float">
            <text:p>88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.30429891599988" calcext:value-type="float">
            <text:p>1,30429891599988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.50295089099973" calcext:value-type="float">
            <text:p>1,50295089099973</text:p>
          </table:table-cell>
          <table:table-cell office:value-type="float" office:value="643" calcext:value-type="float">
            <text:p>64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.53040995399988" calcext:value-type="float">
            <text:p>5,53040995399988</text:p>
          </table:table-cell>
          <table:table-cell office:value-type="float" office:value="865" calcext:value-type="float">
            <text:p>86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.19854842199993" calcext:value-type="float">
            <text:p>1,19854842199993</text:p>
          </table:table-cell>
          <table:table-cell office:value-type="float" office:value="628" calcext:value-type="float">
            <text:p>62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.51193554499969" calcext:value-type="float">
            <text:p>1,51193554499969</text:p>
          </table:table-cell>
          <table:table-cell office:value-type="float" office:value="594" calcext:value-type="float">
            <text:p>59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.92606784000009" calcext:value-type="float">
            <text:p>5,92606784000009</text:p>
          </table:table-cell>
          <table:table-cell office:value-type="float" office:value="847" calcext:value-type="float">
            <text:p>84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.24025662200029" calcext:value-type="float">
            <text:p>1,24025662200029</text:p>
          </table:table-cell>
          <table:table-cell office:value-type="float" office:value="623" calcext:value-type="float">
            <text:p>623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.50223679800001" calcext:value-type="float">
            <text:p>1,50223679800001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.14762355600033" calcext:value-type="float">
            <text:p>5,14762355600033</text:p>
          </table:table-cell>
          <table:table-cell office:value-type="float" office:value="872" calcext:value-type="float">
            <text:p>87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.25515919600002" calcext:value-type="float">
            <text:p>1,25515919600002</text:p>
          </table:table-cell>
          <table:table-cell office:value-type="float" office:value="614" calcext:value-type="float">
            <text:p>614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.528792049" calcext:value-type="float">
            <text:p>1,528792049</text:p>
          </table:table-cell>
          <table:table-cell office:value-type="float" office:value="622" calcext:value-type="float">
            <text:p>62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.53636855400009" calcext:value-type="float">
            <text:p>5,53636855400009</text:p>
          </table:table-cell>
          <table:table-cell office:value-type="float" office:value="878" calcext:value-type="float">
            <text:p>87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.23954641499995" calcext:value-type="float">
            <text:p>1,23954641499995</text:p>
          </table:table-cell>
          <table:table-cell office:value-type="float" office:value="619" calcext:value-type="float">
            <text:p>61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.55521888400017" calcext:value-type="float">
            <text:p>1,55521888400017</text:p>
          </table:table-cell>
          <table:table-cell office:value-type="float" office:value="617" calcext:value-type="float">
            <text:p>61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formula="of:=AVERAGE([.A2:.A6])" office:value-type="float" office:value="5.56561543880007" calcext:value-type="float">
            <text:p>5,56561543880007</text:p>
          </table:table-cell>
          <table:table-cell table:style-name="Default" table:formula="of:=AVERAGE([.B2:.B6])" office:value-type="float" office:value="868.6" calcext:value-type="float">
            <text:p>868,6</text:p>
          </table:table-cell>
          <table:table-cell table:style-name="Default"/>
          <table:table-cell/>
          <table:table-cell table:style-name="Default" table:formula="of:=AVERAGE([.E2:.E6])" office:value-type="float" office:value="1.24756191420001" calcext:value-type="float">
            <text:p>1,24756191420001</text:p>
          </table:table-cell>
          <table:table-cell table:style-name="Default" table:formula="of:=AVERAGE([.F2:.F6])" office:value-type="float" office:value="613.6" calcext:value-type="float">
            <text:p>613,6</text:p>
          </table:table-cell>
          <table:table-cell table:style-name="Default"/>
          <table:table-cell/>
          <table:table-cell table:style-name="Default" table:formula="of:=AVERAGE([.I2:.I6])" office:value-type="float" office:value="1.52022683339992" calcext:value-type="float">
            <text:p>1,52022683339992</text:p>
          </table:table-cell>
          <table:table-cell table:style-name="Default" table:formula="of:=AVERAGE([.J2:.J6])" office:value-type="float" office:value="612" calcext:value-type="float">
            <text:p>61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2:02:46.047814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3:23:37.061074228</meta:creation-date>
    <dc:date>2020-04-10T12:10:17.073460807</dc:date>
    <meta:editing-duration>PT15M11S</meta:editing-duration>
    <meta:editing-cycles>4</meta:editing-cycles>
    <meta:generator>LibreOffice/6.0.7.3$Linux_X86_64 LibreOffice_project/00m0$Build-3</meta:generator>
    <meta:document-statistic meta:table-count="2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bar" chart:style-name="ch1">
        <chart:legend chart:legend-position="end" svg:x="14.12cm" svg:y="3.954cm" style:legend-expansion="high" chart:style-name="ch2"/>
        <chart:plot-area chart:style-name="ch3" table:cell-range-address="Sheet1.A1:Sheet1.C11" chart:data-source-has-labels="both" svg:x="0.319cm" svg:y="0.18cm" svg:width="13.482cm" svg:height="8.645cm">
          <chartooo:coordinate-region svg:x="3.93cm" svg:y="0.18cm" svg:width="9.499cm" svg:height="7.998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enas</text:p>
                <draw:g>
                  <svg:desc>Sheet1.B1:Sheet1.B1</svg:desc>
                </draw:g>
              </table:table-cell>
              <table:table-cell office:value-type="string">
                <text:p>mala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.48344918499788 </text:p>
                <draw:g>
                  <svg:desc>Sheet1.A2:Sheet1.A11</svg:desc>
                </draw:g>
              </table:table-cell>
              <table:table-cell office:value-type="float" office:value="6134">
                <text:p>6134</text:p>
                <draw:g>
                  <svg:desc>Sheet1.B2:Sheet1.B11</svg:desc>
                </draw:g>
              </table:table-cell>
              <table:table-cell office:value-type="float" office:value="3866">
                <text:p>386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16.276356231996033 </text:p>
              </table:table-cell>
              <table:table-cell office:value-type="float" office:value="6129">
                <text:p>6129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15.313244830998883 </text:p>
              </table:table-cell>
              <table:table-cell office:value-type="float" office:value="6168">
                <text:p>6168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5.361485858004016 </text:p>
              </table:table-cell>
              <table:table-cell office:value-type="float" office:value="6104">
                <text:p>6104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5.441232327000762 </text:p>
              </table:table-cell>
              <table:table-cell office:value-type="float" office:value="6080">
                <text:p>608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5.596748285002832 </text:p>
              </table:table-cell>
              <table:table-cell office:value-type="float" office:value="6155">
                <text:p>6155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5.447782077004376 </text:p>
              </table:table-cell>
              <table:table-cell office:value-type="float" office:value="6102">
                <text:p>610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5.142762262999895 </text:p>
              </table:table-cell>
              <table:table-cell office:value-type="float" office:value="6225">
                <text:p>6225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15.367987215002358 </text:p>
              </table:table-cell>
              <table:table-cell office:value-type="float" office:value="6193">
                <text:p>6193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15.228217750998738 </text:p>
              </table:table-cell>
              <table:table-cell office:value-type="float" office:value="6226">
                <text:p>6226</text:p>
              </table:table-cell>
              <table:table-cell office:value-type="float" office:value="3774">
                <text:p>3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